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C0000001EE8812A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project.Name</text:text-input></text:span><text:span text:style-name="T1"><text:text-input text:description=""/></text:span></text:p>
      <text:h text:style-name="Heading_20_1" text:outline-level="1">Logo from InputStream</text:h>
      <text:p text:style-name="Standard"><draw:frame draw:style-name="fr1" draw:name="project.Logo" text:anchor-type="paragraph" svg:x="2.759cm" svg:y="0.626cm" svg:width="0.741cm" svg:height="0.794cm" draw:z-index="0"><draw:image xlink:href="Pictures/100000000000001C0000001EE8812A78.png" xlink:type="simple" xlink:show="embed" xlink:actuate="onLoad"/></draw:frame>Project logo : </text:p>
      <text:p text:style-name="Standard"><draw:frame draw:style-name="fr1" draw:name="imageNotExistsAndRemoveImageTemplate" text:anchor-type="paragraph" svg:x="7.495cm" svg:y="1.676cm" svg:width="0.741cm" svg:height="0.794cm" draw:z-index="1"><draw:image xlink:href="Pictures/100000000000001C0000001EE8812A78.png" xlink:type="simple" xlink:show="embed" xlink:actuate="onLoad"/></draw:frame>Null Logo (remove « template » image) : </text:p>
      <text:p text:style-name="Standard"/>
      <text:p text:style-name="Standard">Null Logo (keep « template » image) : </text:p>
      <text:p text:style-name="Standard"><draw:frame draw:style-name="fr1" draw:name="imageNotExistsAndKeepImageTemplate" text:anchor-type="paragraph" svg:x="6.992cm" svg:y="0.131cm" svg:width="0.741cm" svg:height="0.794cm" draw:z-index="2"><draw:image xlink:href="Pictures/100000000000001C0000001EE8812A78.png" xlink:type="simple" xlink:show="embed" xlink:actuate="onLoad"/></draw:frame></text:p>
      <text:h text:style-name="Heading_20_1" text:outline-level="1">Logo from File</text:h>
      <text:p text:style-name="Standard"><draw:frame draw:style-name="fr1" draw:name="project.LogoFile" text:anchor-type="paragraph" svg:x="2.759cm" svg:y="0.626cm" svg:width="0.741cm" svg:height="0.794cm" draw:z-index="3"><draw:image xlink:href="Pictures/100000000000001C0000001EE8812A78.png" xlink:type="simple" xlink:show="embed" xlink:actuate="onLoad"/></draw:frame>Project logo : </text:p>
      <text:p text:style-name="Standard"><draw:frame draw:style-name="fr1" draw:name="fileImageNotExistsAndRemoveImageTemplate" text:anchor-type="paragraph" svg:x="7.495cm" svg:y="1.676cm" svg:width="0.741cm" svg:height="0.794cm" draw:z-index="4"><draw:image xlink:href="Pictures/100000000000001C0000001EE8812A78.png" xlink:type="simple" xlink:show="embed" xlink:actuate="onLoad"/></draw:frame>Null Logo (remove « template » image) : </text:p>
      <text:p text:style-name="Standard"/>
      <text:p text:style-name="Standard"><draw:frame draw:style-name="fr1" draw:name="fileImageNotExistsAndKeepImageTemplate" text:anchor-type="paragraph" svg:x="7.204cm" svg:y="0.644cm" svg:width="0.741cm" svg:height="0.794cm" draw:z-index="5"><draw:image xlink:href="Pictures/100000000000001C0000001EE8812A78.png" xlink:type="simple" xlink:show="embed" xlink:actuate="onLoad"/></draw:frame>Null Logo (keep « template » image) 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03-28T18:43:34.31</dc:date>
    <meta:editing-duration>PT5H</meta:editing-duration>
    <meta:editing-cycles>14</meta:editing-cycles>
    <meta:generator>LibreOffice/3.5$Windows_x86 LibreOffice_project/7e68ba2-a744ebf-1f241b7-c506db1-7d53735</meta:generator>
    <meta:document-statistic meta:table-count="0" meta:image-count="6" meta:object-count="0" meta:page-count="1" meta:paragraph-count="9" meta:word-count="48" meta:character-count="250" meta:non-whitespace-character-count="204"/>
  </office:meta>
</office:document-meta>
</file>